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38" table:default-cell-style-name="Default"/>
        <table:table-column table:style-name="co2" table:number-columns-repeated="986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Untitled Question [I am comfortable using the UPPMAX documentation]</text:p>
          </table:table-cell>
          <table:table-cell table:style-name="ce1" office:value-type="string" calcext:value-type="string">
            <text:p>Untitled Question [I am comfortable using the Python book]</text:p>
          </table:table-cell>
          <table:table-cell table:style-name="ce1" office:value-type="string" calcext:value-type="string">
            <text:p>Untitled Question [I am comfortable learning Python]</text:p>
          </table:table-cell>
          <table:table-cell table:style-name="ce1" office:value-type="string" calcext:value-type="string">
            <text:p>Untitled Question [I can login to Rackham]</text:p>
          </table:table-cell>
          <table:table-cell table:style-name="ce1" office:value-type="string" calcext:value-type="string">
            <text:p>Untitled Question [I can load a Python version on Rackham]</text:p>
          </table:table-cell>
          <table:table-cell table:style-name="ce1" office:value-type="string" calcext:value-type="string">
            <text:p>Untitled Question [I can start an interactive session on Rackham]</text:p>
          </table:table-cell>
          <table:table-cell table:style-name="ce1" office:value-type="string" calcext:value-type="string">
            <text:p>Untitled Question [I can describe what the Python programming language is]</text:p>
          </table:table-cell>
          <table:table-cell table:style-name="ce1" office:value-type="string" calcext:value-type="string">
            <text:p>Untitled Question [I can describe what the Python interpreter is]</text:p>
          </table:table-cell>
          <table:table-cell table:style-name="ce1" office:value-type="string" calcext:value-type="string">
            <text:p>Untitled Question [I can describe what a program is]</text:p>
          </table:table-cell>
          <table:table-cell table:style-name="ce1" office:value-type="string" calcext:value-type="string">
            <text:p>Untitled Question [I can use a text editor on Rackham]</text:p>
          </table:table-cell>
          <table:table-cell table:style-name="ce1" office:value-type="string" calcext:value-type="string">
            <text:p>Untitled Question [I can create a Python script]</text:p>
          </table:table-cell>
          <table:table-cell table:style-name="ce1" office:value-type="string" calcext:value-type="string">
            <text:p>Untitled Question [I can run a Python script]</text:p>
          </table:table-cell>
          <table:table-cell table:style-name="ce1" office:value-type="string" calcext:value-type="string">
            <text:p>Untitled Question [In Python, I can create a variable]</text:p>
          </table:table-cell>
          <table:table-cell table:style-name="ce1" office:value-type="string" calcext:value-type="string">
            <text:p>Untitled Question [In Python, I can use a variable]</text:p>
          </table:table-cell>
          <table:table-cell table:style-name="ce1" office:value-type="string" calcext:value-type="string">
            <text:p>Untitled Question [I can convert a simple equation to Python code]</text:p>
          </table:table-cell>
          <table:table-cell table:style-name="ce1" office:value-type="string" calcext:value-type="string">
            <text:p>Untitled Question [In Python, I can find and use the operator for exponentiation]</text:p>
          </table:table-cell>
          <table:table-cell table:style-name="ce1" office:value-type="string" calcext:value-type="string">
            <text:p>Untitled Question [In Python, I know what the modulo operator is and when to use it]</text:p>
          </table:table-cell>
          <table:table-cell table:style-name="ce1" office:value-type="string" calcext:value-type="string">
            <text:p>Untitled Question [I can convert a simple text question to Python code]</text:p>
          </table:table-cell>
          <table:table-cell table:style-name="ce1" office:value-type="string" calcext:value-type="string">
            <text:p>Untitled Question [In Python, I can ask a user for input]</text:p>
          </table:table-cell>
          <table:table-cell table:style-name="ce1" office:value-type="string" calcext:value-type="string">
            <text:p>Untitled Question [In Python, I can use user input in a calculation]</text:p>
          </table:table-cell>
          <table:table-cell table:style-name="ce1" office:value-type="string" calcext:value-type="string">
            <text:p>Untitled Question [I can find and use a Python module on Rackham]</text:p>
          </table:table-cell>
          <table:table-cell table:style-name="ce1" office:value-type="string" calcext:value-type="string">
            <text:p>Untitled Question [In Python, I can read a file]</text:p>
          </table:table-cell>
          <table:table-cell table:style-name="ce1" office:value-type="string" calcext:value-type="string">
            <text:p>Untitled Question [In Python, I can create a file]</text:p>
          </table:table-cell>
          <table:table-cell table:style-name="ce1" office:value-type="string" calcext:value-type="string">
            <text:p>Untitled Question [In Python, I can use command-line arguments]</text:p>
          </table:table-cell>
          <table:table-cell table:style-name="ce1" office:value-type="string" calcext:value-type="string">
            <text:p>Untitled Question [In Python, I can import the `matplotlib` library]</text:p>
          </table:table-cell>
          <table:table-cell table:style-name="ce1" office:value-type="string" calcext:value-type="string">
            <text:p>Untitled Question [In Python, I can use a for loop]</text:p>
          </table:table-cell>
          <table:table-cell table:style-name="ce1" office:value-type="string" calcext:value-type="string">
            <text:p>Untitled Question [In Python, I can write a function without an argument and without a return type]</text:p>
          </table:table-cell>
          <table:table-cell table:style-name="ce1" office:value-type="string" calcext:value-type="string">
            <text:p>Untitled Question [In Python, I can write a function that calls a function]</text:p>
          </table:table-cell>
          <table:table-cell table:style-name="ce1" office:value-type="string" calcext:value-type="string">
            <text:p>Untitled Question [In Python, I can write a function that requires an argument]</text:p>
          </table:table-cell>
          <table:table-cell table:style-name="ce1" office:value-type="string" calcext:value-type="string">
            <text:p>Untitled Question [In Python, I can write a function with a return value]</text:p>
          </table:table-cell>
          <table:table-cell table:style-name="ce1" office:value-type="string" calcext:value-type="string">
            <text:p>Any other feedback?</text:p>
          </table:table-cell>
          <table:table-cell table:number-columns-repeated="992"/>
        </table:table-row>
        <table:table-row table:style-name="ro1">
          <table:table-cell table:style-name="ce2" office:value-type="date" office:date-value="2024-08-30T14:55:45.313" calcext:value-type="date">
            <text:p>8/30/2024 14:55:4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1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Great course. Now, Python is not scary anymore.</text:p>
          </table:table-cell>
          <table:table-cell table:number-columns-repeated="992"/>
        </table:table-row>
        <table:table-row table:style-name="ro1">
          <table:table-cell table:style-name="ce2" office:value-type="date" office:date-value="2024-08-30T15:21:13.071" calcext:value-type="date">
            <text:p>8/30/2024 15:21:13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date" office:date-value="2024-08-30T15:21:27.316" calcext:value-type="date">
            <text:p>8/30/2024 15:21:27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2" office:value-type="date" office:date-value="2024-08-30T15:21:28.052" calcext:value-type="date">
            <text:p>8/30/2024 15:21:2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date" office:date-value="2024-08-30T15:21:36.177" calcext:value-type="date">
            <text:p>8/30/2024 15:21:36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date" office:date-value="2024-08-30T15:22:16.433" calcext:value-type="date">
            <text:p>8/30/2024 15:22: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2" office:value-type="date" office:date-value="2024-08-30T15:22:16.628" calcext:value-type="date">
            <text:p>8/30/2024 15:22:17</text:p>
          </table:table-cell>
          <table:table-cell table:number-columns-repeated="5"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4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hanks for the class today! It was very well organized and I really appreciated your energy. I feel like maybe some things were a little basic for me and I wish we had gotten into the more advanced stuff at the end. But this really reinforced the basics for me and I'm still glad that I did it.</text:p>
          </table:table-cell>
          <table:table-cell table:number-columns-repeated="992"/>
        </table:table-row>
        <table:table-row table:style-name="ro1">
          <table:table-cell table:style-name="ce2" office:value-type="date" office:date-value="2024-08-30T15:23:07.631" calcext:value-type="date">
            <text:p>8/30/2024 15:23:08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hank you for creating very interactive calss room </text:p>
          </table:table-cell>
          <table:table-cell table:number-columns-repeated="992"/>
        </table:table-row>
        <table:table-row table:style-name="ro1">
          <table:table-cell table:style-name="ce2" office:value-type="date" office:date-value="2024-08-30T15:23:25.506" calcext:value-type="date">
            <text:p>8/30/2024 15:23:2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2" office:value-type="date" office:date-value="2024-08-30T15:25:40.861" calcext:value-type="date">
            <text:p>8/30/2024 15:25:41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I liked Ri-kjells teaching style!</text:p>
          </table:table-cell>
          <table:table-cell table:number-columns-repeated="992"/>
        </table:table-row>
        <table:table-row table:style-name="ro1">
          <table:table-cell table:style-name="ce2" office:value-type="date" office:date-value="2024-08-30T15:25:43.702" calcext:value-type="date">
            <text:p>8/30/2024 15:25:44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99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5" meta:object-count="0"/>
    <meta:generator>LibreOfficeDev/6.0.5.2$Linux_X86_64 LibreOffice_project/</meta:generator>
  </office:meta>
</office:document-meta>
</file>